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1919d4" officeooo:paragraph-rsid="001919d4"/>
    </style:style>
    <style:style style:name="P2" style:family="paragraph" style:parent-style-name="Standard">
      <style:paragraph-properties fo:text-align="start" style:justify-single-word="false"/>
      <style:text-properties officeooo:rsid="001919d4" officeooo:paragraph-rsid="001919d4"/>
    </style:style>
    <style:style style:name="P3" style:family="paragraph" style:parent-style-name="Standard">
      <style:paragraph-properties fo:text-align="start" style:justify-single-word="false"/>
      <style:text-properties fo:font-weight="bold" officeooo:rsid="001919d4" officeooo:paragraph-rsid="001919d4" style:font-weight-asian="bold" style:font-weight-complex="bold"/>
    </style:style>
    <style:style style:name="P4" style:family="paragraph" style:parent-style-name="Standard">
      <style:paragraph-properties fo:text-align="start" style:justify-single-word="false"/>
      <style:text-properties fo:font-weight="normal" officeooo:rsid="001919d4" officeooo:paragraph-rsid="001919d4"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1a4d01" officeooo:paragraph-rsid="001a4d01"/>
    </style:style>
    <style:style style:name="P7" style:family="paragraph" style:parent-style-name="Standard">
      <style:paragraph-properties fo:text-align="start" style:justify-single-word="false"/>
      <style:text-properties fo:font-weight="normal" officeooo:rsid="001bc557" officeooo:paragraph-rsid="001bc557" style:font-weight-asian="normal" style:font-weight-complex="normal"/>
    </style:style>
    <style:style style:name="P8" style:family="paragraph" style:parent-style-name="Standard">
      <style:paragraph-properties fo:text-align="start" style:justify-single-word="false"/>
      <style:text-properties fo:font-weight="normal" officeooo:rsid="001d9425" officeooo:paragraph-rsid="001d9425" style:font-weight-asian="normal" style:font-weight-complex="normal"/>
    </style:style>
    <style:style style:name="T1" style:family="text">
      <style:text-properties officeooo:rsid="001a4d01"/>
    </style:style>
    <style:style style:name="T2" style:family="text">
      <style:text-properties officeooo:rsid="001d33e3"/>
    </style:style>
    <style:style style:name="T3" style:family="text">
      <style:text-properties officeooo:rsid="001d94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Nix</text:p>
      <text:p text:style-name="P1">Alex Herman</text:p>
      <text:p text:style-name="P1">John Mangold</text:p>
      <text:p text:style-name="P3">How well does your net train?</text:p>
      <text:p text:style-name="P2">Our net trains fairly well. <text:s/>After a thousand epochs, we generally have an RMS error of approximately 0.25. <text:s/>Continuing to train the net will eventually see the RMS error drop to about 0.18 which is the lowest we've achieved.</text:p>
      <text:p text:style-name="P2"/>
      <text:p text:style-name="P3">What is the impact of network topology (i.e., changing the number of hidden layer nodes) on training?</text:p>
      <text:p text:style-name="P4">The most obvious difference is that the more internal nodes are present the longer the network takes to train. <text:s/>RMS error is lowered as the number of internal nodes is increased up to a certain point. Just running training with different number<text:span text:style-name="T3">s</text:span> of internal nodes showed that RMS error lowered until 15 internal nodes. <text:s/>After 15 performance returned to normal. <text:s/>Getting into the much higher internal node numbers s<text:span text:style-name="T1">uch as</text:span> 1000 caused the net to have a rather high RMS error.</text:p>
      <text:p text:style-name="P4"/>
      <table:table table:name="Table1" table:style-name="Table1">
        <table:table-column table:style-name="Table1.A"/>
        <table:table-column table:style-name="Table1.B"/>
        <table:table-row>
          <table:table-cell table:style-name="Table1.A1" office:value-type="string">
            <text:p text:style-name="P6">Number of Internal Nodes</text:p>
          </table:table-cell>
          <table:table-cell table:style-name="Table1.B1" office:value-type="string">
            <text:p text:style-name="P6">RMS Error</text:p>
          </table:table-cell>
        </table:table-row>
        <table:table-row>
          <table:table-cell table:style-name="Table1.A2" office:value-type="string">
            <text:p text:style-name="P6">4</text:p>
          </table:table-cell>
          <table:table-cell table:style-name="Table1.B2" office:value-type="string">
            <text:p text:style-name="P5">.<text:span text:style-name="T1">227</text:span></text:p>
          </table:table-cell>
        </table:table-row>
        <table:table-row>
          <table:table-cell table:style-name="Table1.A2" office:value-type="string">
            <text:p text:style-name="P6">10</text:p>
          </table:table-cell>
          <table:table-cell table:style-name="Table1.B2" office:value-type="string">
            <text:p text:style-name="P5">.<text:span text:style-name="T1">205</text:span></text:p>
          </table:table-cell>
        </table:table-row>
        <table:table-row>
          <table:table-cell table:style-name="Table1.A2" office:value-type="string">
            <text:p text:style-name="P6">15</text:p>
          </table:table-cell>
          <table:table-cell table:style-name="Table1.B2" office:value-type="string">
            <text:p text:style-name="P5">.<text:span text:style-name="T1">176</text:span></text:p>
          </table:table-cell>
        </table:table-row>
        <table:table-row>
          <table:table-cell table:style-name="Table1.A2" office:value-type="string">
            <text:p text:style-name="P6">20</text:p>
          </table:table-cell>
          <table:table-cell table:style-name="Table1.B2" office:value-type="string">
            <text:p text:style-name="P5">.<text:span text:style-name="T1">232</text:span></text:p>
          </table:table-cell>
        </table:table-row>
        <table:table-row>
          <table:table-cell table:style-name="Table1.A2" office:value-type="string">
            <text:p text:style-name="P6">100</text:p>
          </table:table-cell>
          <table:table-cell table:style-name="Table1.B2" office:value-type="string">
            <text:p text:style-name="P5">.<text:span text:style-name="T1">230</text:span></text:p>
          </table:table-cell>
        </table:table-row>
        <table:table-row>
          <table:table-cell table:style-name="Table1.A2" office:value-type="string">
            <text:p text:style-name="P6">1000</text:p>
          </table:table-cell>
          <table:table-cell table:style-name="Table1.B2" office:value-type="string">
            <text:p text:style-name="P5">.<text:span text:style-name="T1">577</text:span></text:p>
          </table:table-cell>
        </table:table-row>
      </table:table>
      <text:p text:style-name="P4"/>
      <text:p text:style-name="P3">How well does the network generalize from training data to testing data?</text:p>
      <text:p text:style-name="P7">The code generalizes pretty well into testing data. <text:s/>Getting a low RMS error while training results in getting a low RMS error while testing. <text:s/>For example, in a training run with an end RMS error of .222 the testing RMS error was .210 with an overall accuracy of 91.7%. <text:s/><text:span text:style-name="T2">These results are consistent over many executions. <text:s/>A low RMS error training leads to a low RMS error while testing.</text:span></text:p>
      <text:p text:style-name="P7"/>
      <text:p text:style-name="P8">The small number of samples also meant that measures should be taken to be sure the network generalized to data outside the training set, as opposed to the net “memorizing” the training data and losing its applicability to external samples. This was done using cross validation to test samples which were not in the training set on a trained neural network. After training the net on all but one year of PDSI data and using the year left out as a test sample, the backprop net correctly predicted approximately 70-80% correctly giving confidence that the net could perform general fire predictions and had not simply memorized the data it was trained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3:38:43.857382846</meta:creation-date>
    <dc:date>2016-02-24T15:01:05.455138000</dc:date>
    <meta:editing-duration>PT10M58S</meta:editing-duration>
    <meta:editing-cycles>3</meta:editing-cycles>
    <meta:generator>LibreOffice/5.0.4.2$MacOSX_X86_64 LibreOffice_project/2b9802c1994aa0b7dc6079e128979269cf95bc78</meta:generator>
    <meta:document-statistic meta:table-count="1" meta:image-count="0" meta:object-count="0" meta:page-count="1" meta:paragraph-count="24" meta:word-count="360" meta:character-count="2042" meta:non-whitespace-character-count="1697"/>
  </office:meta>
</office:document-meta>
</file>